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2">
      <style:paragraph-properties>
        <style:tab-stops>
          <style:tab-stop style:position="5.8035in" style:type="right" style:leader-style="dotted" style:leader-text="."/>
        </style:tab-stops>
      </style:paragraph-properties>
    </style:style>
    <style:style style:name="P26" style:family="paragraph" style:parent-style-name="Contents_20_3">
      <style:paragraph-properties>
        <style:tab-stops>
          <style:tab-stop style:position="5.6071in"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7">
      <style:text-properties style:font-name="Courier New1" fo:font-size="10pt" style:font-size-asian="10pt" style:font-size-complex="10pt"/>
    </style:style>
    <style:style style:name="P33" style:family="paragraph" style:parent-style-name="Standard" style:list-style-name="L7">
      <style:text-properties style:font-name="Cambria" fo:font-size="12pt" style:font-size-asian="12pt" style:font-size-complex="12pt"/>
    </style:style>
    <style:style style:name="P34" style:family="paragraph" style:parent-style-name="List_20_Paragraph" style:list-style-name="WW8Num4">
      <style:paragraph-properties fo:margin-left="0in" fo:margin-right="0in" fo:text-indent="0in" style:auto-text-indent="false"/>
    </style:style>
    <style:style style:name="P35" style:family="paragraph" style:parent-style-name="Heading" style:master-page-name="Standard">
      <style:paragraph-properties style:page-number="auto"/>
    </style:style>
    <style:style style:name="P36" style:family="paragraph" style:parent-style-name="Heading_20_2">
      <style:paragraph-properties fo:margin-left="0in" fo:margin-right="0in" fo:text-indent="0in" style:auto-text-indent="false"/>
    </style:style>
    <style:style style:name="P3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8" style:family="paragraph" style:parent-style-name="code" style:list-style-name="L4"/>
    <style:style style:name="P39"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xCAT Statelite Cookbook</text:p>
      <text:p text:style-name="Standard"><text:span text:style-name="Internet_20_link"/></text:p>
      <text:p text:style-name="Standard"><text:date style:data-style-name="N37" text:date-value="2010-06-02T14:52:17.06">06/02/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2780_756506716" text:style-name="Internet_20_link" text:visited-style-name="Internet_20_link">1</text:a>Introduction<text:tab/>2</text:p>
          <text:p text:style-name="P25"><text:a xlink:type="simple" xlink:href="#__RefHeading__2782_756506716" text:style-name="Internet_20_link" text:visited-style-name="Internet_20_link">1.1</text:a>Limitations<text:tab/>3</text:p>
          <text:p text:style-name="P24"><text:a xlink:type="simple" xlink:href="#__RefHeading__2784_756506716" text:style-name="Internet_20_link" text:visited-style-name="Internet_20_link">2</text:a>Configuring Statelite <text:tab/>3</text:p>
          <text:p text:style-name="P25"><text:a xlink:type="simple" xlink:href="#__RefHeading__2786_756506716" text:style-name="Internet_20_link" text:visited-style-name="Internet_20_link">2.1</text:a>Lock Down main image<text:tab/>3</text:p>
          <text:p text:style-name="P25"><text:a xlink:type="simple" xlink:href="#__RefHeading__2788_756506716" text:style-name="Internet_20_link" text:visited-style-name="Internet_20_link">2.2</text:a>litefile table<text:tab/>4</text:p>
          <text:p text:style-name="P25"><text:a xlink:type="simple" xlink:href="#__RefHeading__1320_1189363047" text:style-name="Internet_20_link" text:visited-style-name="Internet_20_link">2.3</text:a>litetree table<text:tab/>5</text:p>
          <text:p text:style-name="P25"><text:a xlink:type="simple" xlink:href="#__RefHeading__1322_1189363047" text:style-name="Internet_20_link" text:visited-style-name="Internet_20_link">2.4</text:a>statelite table<text:tab/>6</text:p>
          <text:p text:style-name="P25"><text:a xlink:type="simple" xlink:href="#__RefHeading__2794_756506716" text:style-name="Internet_20_link" text:visited-style-name="Internet_20_link">2.5</text:a>Policy<text:tab/>7</text:p>
          <text:p text:style-name="P25"><text:a xlink:type="simple" xlink:href="#__RefHeading__2796_756506716" text:style-name="Internet_20_link" text:visited-style-name="Internet_20_link">2.6</text:a>Add Linux Distro Packages<text:tab/>7</text:p>
          <text:p text:style-name="P25"><text:a xlink:type="simple" xlink:href="#__RefHeading__2798_756506716" text:style-name="Internet_20_link" text:visited-style-name="Internet_20_link">2.7</text:a>Add Third-Party Software<text:tab/>8</text:p>
          <text:p text:style-name="P25"><text:a xlink:type="simple" xlink:href="#__RefHeading__2800_756506716" text:style-name="Internet_20_link" text:visited-style-name="Internet_20_link">2.8</text:a>Create Statelite Image<text:tab/>8</text:p>
          <text:p text:style-name="P26"><text:a xlink:type="simple" xlink:href="#__RefHeading__2802_756506716" text:style-name="Internet_20_link" text:visited-style-name="Internet_20_link">2.8.1 <text:s/>Prepare the “.postinstall” file </text:a><text:tab/>8</text:p>
          <text:p text:style-name="P26"><text:a xlink:type="simple" xlink:href="#__RefHeading__1324_1189363047" text:style-name="Internet_20_link" text:visited-style-name="Internet_20_link">Rules for evaluating postinstall file </text:a><text:tab/>9</text:p>
          <text:p text:style-name="P26"><text:a xlink:type="simple" xlink:href="#__RefHeading__2804_756506716" text:style-name="Internet_20_link" text:visited-style-name="Internet_20_link">2.8.2 <text:s/>Run “genimage” command</text:a><text:tab/>9</text:p>
          <text:p text:style-name="P25"><text:a xlink:type="simple" xlink:href="#__RefHeading__2806_7565067161" text:style-name="Internet_20_link" text:visited-style-name="Internet_20_link">2.9</text:a>Setting up Post install scripts for statelite<text:tab/>10</text:p>
          <text:p text:style-name="P25"><text:a xlink:type="simple" xlink:href="#__RefHeading__2806_756506716" text:style-name="Internet_20_link" text:visited-style-name="Internet_20_link">2.10</text:a>Modify statelite image<text:tab/>10</text:p>
          <text:p text:style-name="P25"><text:a xlink:type="simple" xlink:href="#__RefHeading__1326_1189363047" text:style-name="Internet_20_link" text:visited-style-name="Internet_20_link">2.11</text:a>Installing a new Kernel in the statelite image <text:s/>(This <text:s/>is not verified)<text:tab/>11</text:p>
          <text:p text:style-name="P25"><text:a xlink:type="simple" xlink:href="#__RefHeading__2808_756506716" text:style-name="Internet_20_link" text:visited-style-name="Internet_20_link">2.12</text:a> Run liteimg command<text:tab/>11</text:p>
          <text:p text:style-name="P25"><text:a xlink:type="simple" xlink:href="#__RefHeading__2810_756506716" text:style-name="Internet_20_link" text:visited-style-name="Internet_20_link">2.13</text:a> Set the boot state to “statelite”<text:tab/>12</text:p>
          <text:p text:style-name="P25"><text:a xlink:type="simple" xlink:href="#__RefHeading__2812_756506716" text:style-name="Internet_20_link" text:visited-style-name="Internet_20_link">2.14</text:a> Install the Node<text:tab/>12</text:p>
          <text:p text:style-name="P24"><text:a xlink:type="simple" xlink:href="#__RefHeading__2814_756506716" text:style-name="Internet_20_link" text:visited-style-name="Internet_20_link">3</text:a>New Commands<text:tab/>13</text:p>
          <text:p text:style-name="P24"><text:a xlink:type="simple" xlink:href="#__RefHeading__2816_756506716" text:style-name="Internet_20_link" text:visited-style-name="Internet_20_link">4</text:a>Statelite Directory Structure<text:tab/>13</text:p>
          <text:p text:style-name="P25"><text:a xlink:type="simple" xlink:href="#__RefHeading__2818_756506716" text:style-name="Internet_20_link" text:visited-style-name="Internet_20_link">4.1</text:a> The noderes Table<text:tab/>14</text:p>
          <text:p text:style-name="P24"><text:a xlink:type="simple" xlink:href="#__RefHeading__2820_756506716" text:style-name="Internet_20_link" text:visited-style-name="Internet_20_link">5</text:a>Adding/updating software and files for the running nodes<text:tab/>14</text:p>
          <text:p text:style-name="P24"><text:a xlink:type="simple" xlink:href="#__RefHeading__2822_756506716" text:style-name="Internet_20_link" text:visited-style-name="Internet_20_link">6</text:a>Hierarchy Support <text:tab/>14</text:p>
          <text:p text:style-name="P25"><text:a xlink:type="simple" xlink:href="#__RefHeading__2824_756506716" text:style-name="Internet_20_link" text:visited-style-name="Internet_20_link">6.1</text:a>Setup the diskfull service node<text:tab/>14</text:p>
          <text:p text:style-name="P25"><text:a xlink:type="simple" xlink:href="#__RefHeading__2826_756506716" text:style-name="Internet_20_link" text:visited-style-name="Internet_20_link">6.2</text:a>Generate the statelite image<text:tab/>15</text:p>
          <text:p text:style-name="P25"><text:a xlink:type="simple" xlink:href="#__RefHeading__2828_756506716" text:style-name="Internet_20_link" text:visited-style-name="Internet_20_link">6.3</text:a>Sync the “/install” directory<text:tab/>15</text:p>
          <text:p text:style-name="P25"><text:a xlink:type="simple" xlink:href="#__RefHeading__2830_756506716" text:style-name="Internet_20_link" text:visited-style-name="Internet_20_link">6.4</text:a>Set the boot state to “statelite”<text:tab/>15</text:p>
          <text:p text:style-name="P25"><text:a xlink:type="simple" xlink:href="#__RefHeading__2832_756506716" text:style-name="Internet_20_link" text:visited-style-name="Internet_20_link">6.5</text:a>Install the Node<text:tab/>15</text:p>
          <text:p text:style-name="P24"><text:a xlink:type="simple" xlink:href="#__RefHeading__2834_756506716" text:style-name="Internet_20_link" text:visited-style-name="Internet_20_link">7</text:a>Debugging techniques<text:tab/>15</text:p>
        </text:index-body>
      </text:table-of-content>
      <text:p text:style-name="Standard"><text:soft-page-break/></text:p>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4641461" text:style-name="L1">
        <text:list-header>
          <text:p text:style-name="P27">1. <text:s/>Some files can be made persistent over reboot. <text:s/>This is useful for license files or database servers where some state is needed. <text:s/>However, you still get the advantage of only having to manage a single image.</text:p>
          <text:p text:style-name="P27"/>
          <text:p text:style-name="P27">2. <text:s/>Changes to hundreds of machines can take place instantly, and automatically, by updating one main image. <text:s/>In most cases, machines do not need to reboot for these changes to take affect. <text:s/></text:p>
          <text:p text:style-name="P27"/>
          <text:p text:style-name="P27">3. <text:s/>Ease of administration by being able to lock down an image. <text:s/>Many parts of the image can be read-only, so no modifications can transpire without updating the main image.</text:p>
          <text:p text:style-name="P27"/>
          <text:p text:style-name="P27">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7"/>
          <text:p text:style-name="P27">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34628535" text:style-name="L2">
        <text:list-item>
          <text:p text:style-name="P28"><text:s/>NFS Root requires more network traffic to run as the majority of the disk image runs over NFS. <text:s/>This may depend on your workload, but can be minimized.</text:p>
          <text:p text:style-name="P28"><text:soft-page-break/></text:p>
        </text:list-item>
        <text:list-item>
          <text:p text:style-name="P28"><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8"/>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text:soft-page-break/></text:p>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text:bookmark text:name="__RefHeading__1320_1189363047"/>litetree table<text:bookmark-end text:name="__RefHeading__1320_1189363047"/></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text:soft-page-break/>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text:bookmark text:name="__RefHeading__1322_1189363047"/>statelite table<text:bookmark-end text:name="__RefHeading__1322_1189363047"/></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text:soft-page-break/></text:p>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text:soft-page-break/>You can then add more packages to the compute .pkglist <text:span text:style-name="T5">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4632717" text:style-name="L3">
        <text:list-header>
          <text:p text:style-name="P29">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xml:id="list34633582" text:style-name="L4">
        <text:list-header>
          <text:p text:style-name="P30">Go to <text:s/>the directory “/install/custom/netboot/&lt;OS&gt;” and add the names of the RPM packages you want in the image into the &lt;profile&gt;.otherpkgs.pkglist file.</text:p>
          <text:p text:style-name="P38"><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4616157" text:style-name="L5">
        <text:list-header>
          <text:p text:style-name="P31">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text:reference-mark-start text:name="Prepare the “.postinstall” file "/>Prepare the “.postinstall” file <text:bookmark-end text:name="__RefHeading__2802_756506716"/><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he *postinstall files <text:s/>can be found <text:s/>in “<text:span text:style-name="T15">/opt/xcat/share/xcat/netboot/&lt;OS&gt;/</text:span>” directories. <text:s/><text:soft-page-break/>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 text:name="__RefHeading__1324_1189363047"/>Rules for evaluating postinstall file <text:bookmark-end text:name="__RefHeading__1324_1189363047"/></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xml:id="list34620360" text:style-name="L6">
        <text:list-item>
          <text:p text:style-name="P39"><text:tab/>&lt;profile&gt;.&lt;os&gt;.&lt;arch&gt;.postinstall</text:p>
        </text:list-item>
        <text:list-item>
          <text:p text:style-name="P39"><text:tab/>&lt;profile&gt;.&lt;arch&gt;.postinstall</text:p>
        </text:list-item>
        <text:list-item>
          <text:p text:style-name="P39"><text:tab/>&lt;profile&gt;.&lt;os&gt;.postinstall</text:p>
        </text:list-item>
        <text:list-item>
          <text:p text:style-name="P39"><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37" text:outline-level="3"><text:bookmark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3">./genimage -o rhels5.3 -p compute <text:s/>-i eth0 -n <text:soft-page-break/>mlx4_core,mlx4_en,igb,bnx2 <text:s/>-m statelite --permission 777</text:p>
      <text:p text:style-name="P13"/>
      <text:p text:style-name="P13">would make the permission 777 instead of the 755 default</text:p>
      <text:p text:style-name="P4"/>
      <text:p text:style-name="Standard"/>
      <text:h text:style-name="P36" text:outline-level="2"><text:bookmark text:name="__RefHeading__2806_7565067161"/>Setting up Post install scripts for statelite<text:bookmark-end text:name="__RefHeading__2806_7565067161"/></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36"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36" text:outline-level="2"><text:bookmark text:name="__RefHeading__1326_1189363047"/><text:soft-page-break/>Installing a new Kernel in the statelite image <text:s/>(This <text:s/>is not verified)<text:bookmark-end text:name="__RefHeading__1326_1189363047"/></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0">Run genimage to update the statelite image with the new kernel</text:p>
      <text:p text:style-name="P20"/>
      <text:p text:style-name="code">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text:soft-page-break/></text:p>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bookmark-end text:name="__RefHeading__2818_756506716"/></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xml:id="list34620053" text:style-name="L7">
        <text:list-item>
          <text:p text:style-name="P32">rpm --root /install/netboot/&lt;os&gt;/&lt;arch&gt;/&lt;profile&gt;/rootimg <text:s text:c="3"/>rpm_name</text:p>
        </text:list-item>
        <text:list-item>
          <text:p text:style-name="P33">Restart the software application on the nodes. </text:p>
          <text:p text:style-name="P32">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text:soft-page-break/>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bookmark-end text:name="__RefHeading__2834_756506716"/></text:h>
      <text:p text:style-name="Standard"/>
      <text:list xml:id="list34629786" text:style-name="WW8Num4">
        <text:list-item>
          <text:p text:style-name="P34">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4">You can also set the machine to shell. <text:s/>Just add the word “shell” on the end of the pxeboot file of the node in the append line. This will make the init script in the initramfs pause 3 times before doing a switch_root.</text:p>
        </text:list-item>
        <text:list-item>
          <text:p text:style-name="P34">When all the files are linked they are logged in /.statelite/statelite.log on the node. <text:s/>You can get into the node after it has booted and look in the /.statelite directory.</text:p>
          <text:p text:style-name="P34"/>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6-02T14:52:16.98</dc:date>
    <meta:print-date>2010-01-27T18:01:00</meta:print-date>
    <meta:editing-cycles>88</meta:editing-cycles>
    <meta:editing-duration>PT46H57M52S</meta:editing-duration>
    <meta:document-statistic meta:table-count="0" meta:image-count="0" meta:object-count="0" meta:page-count="16" meta:paragraph-count="358" meta:word-count="3930" meta:character-count="26783"/>
    <meta:user-defined meta:name="Info 1"/>
    <meta:user-defined meta:name="Info 2"/>
    <meta:user-defined meta:name="Info 3"/>
    <meta:user-defined meta:name="Info 4"/>
  </office:meta>
</office:document-meta>
</file>